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思源黑体" svg:font-family="思源黑体" style:font-family-generic="system" style:font-pitch="variable"/>
    <style:font-face style:name="思源黑体 传统" svg:font-family="'思源黑体 传统'" style:font-pitch="variable"/>
  </office:font-face-decls>
  <office:automatic-styles>
    <style:style style:name="co1" style:family="table-column">
      <style:table-column-properties fo:break-before="auto" style:column-width="4.801cm"/>
    </style:style>
    <style:style style:name="co2" style:family="table-column">
      <style:table-column-properties fo:break-before="auto" style:column-width="7.953cm"/>
    </style:style>
    <style:style style:name="co3" style:family="table-column">
      <style:table-column-properties fo:break-before="auto" style:column-width="10.218cm"/>
    </style:style>
    <style:style style:name="co4" style:family="table-column">
      <style:table-column-properties fo:break-before="auto" style:column-width="2.447cm"/>
    </style:style>
    <style:style style:name="co5" style:family="table-column">
      <style:table-column-properties fo:break-before="auto" style:column-width="1.843cm"/>
    </style:style>
    <style:style style:name="co6" style:family="table-column">
      <style:table-column-properties fo:break-before="auto" style:column-width="4.775cm"/>
    </style:style>
    <style:style style:name="co7" style:family="table-column">
      <style:table-column-properties fo:break-before="auto" style:column-width="4.997cm"/>
    </style:style>
    <style:style style:name="co8" style:family="table-column">
      <style:table-column-properties fo:break-before="auto" style:column-width="4.029cm"/>
    </style:style>
    <style:style style:name="co9" style:family="table-column">
      <style:table-column-properties fo:break-before="auto" style:column-width="2.053cm"/>
    </style:style>
    <style:style style:name="co10" style:family="table-column">
      <style:table-column-properties fo:break-before="auto" style:column-width="4.695cm"/>
    </style:style>
    <style:style style:name="co11" style:family="table-column">
      <style:table-column-properties fo:break-before="auto" style:column-width="4.239cm"/>
    </style:style>
    <style:style style:name="co12" style:family="table-column">
      <style:table-column-properties fo:break-before="auto" style:column-width="2.058cm"/>
    </style:style>
    <style:style style:name="co13" style:family="table-column">
      <style:table-column-properties fo:break-before="auto" style:column-width="2.785cm"/>
    </style:style>
    <style:style style:name="co14" style:family="table-column">
      <style:table-column-properties fo:break-before="auto" style:column-width="5.861cm"/>
    </style:style>
    <style:style style:name="co15" style:family="table-column">
      <style:table-column-properties fo:break-before="auto" style:column-width="5.927cm"/>
    </style:style>
    <style:style style:name="co16" style:family="table-column">
      <style:table-column-properties fo:break-before="auto" style:column-width="3.937cm"/>
    </style:style>
    <style:style style:name="co17" style:family="table-column">
      <style:table-column-properties fo:break-before="auto" style:column-width="5.847cm"/>
    </style:style>
    <style:style style:name="co18" style:family="table-column">
      <style:table-column-properties fo:break-before="auto" style:column-width="5.953cm"/>
    </style:style>
    <style:style style:name="co19" style:family="table-column">
      <style:table-column-properties fo:break-before="auto" style:column-width="4.487cm"/>
    </style:style>
    <style:style style:name="co20" style:family="table-column">
      <style:table-column-properties fo:break-before="auto" style:column-width="4.985cm"/>
    </style:style>
    <style:style style:name="co21" style:family="table-column">
      <style:table-column-properties fo:break-before="auto" style:column-width="4.186cm"/>
    </style:style>
    <style:style style:name="co22" style:family="table-column">
      <style:table-column-properties fo:break-before="auto" style:column-width="5.036cm"/>
    </style:style>
    <style:style style:name="co23" style:family="table-column">
      <style:table-column-properties fo:break-before="auto" style:column-width="2.655cm"/>
    </style:style>
    <style:style style:name="co24" style:family="table-column">
      <style:table-column-properties fo:break-before="auto" style:column-width="2.865cm"/>
    </style:style>
    <style:style style:name="co25" style:family="table-column">
      <style:table-column-properties fo:break-before="auto" style:column-width="5.9cm"/>
    </style:style>
    <style:style style:name="co26" style:family="table-column">
      <style:table-column-properties fo:break-before="auto" style:column-width="8.151cm"/>
    </style:style>
    <style:style style:name="co27" style:family="table-column">
      <style:table-column-properties fo:break-before="auto" style:column-width="2.263cm"/>
    </style:style>
    <style:style style:name="co28" style:family="table-column">
      <style:table-column-properties fo:break-before="auto" style:column-width="4.068cm"/>
    </style:style>
    <style:style style:name="co29" style:family="table-column">
      <style:table-column-properties fo:break-before="auto" style:column-width="4.251cm"/>
    </style:style>
    <style:style style:name="co30" style:family="table-column">
      <style:table-column-properties fo:break-before="auto" style:column-width="2.538cm"/>
    </style:style>
    <style:style style:name="co31" style:family="table-column">
      <style:table-column-properties fo:break-before="auto" style:column-width="2.459cm"/>
    </style:style>
    <style:style style:name="co32" style:family="table-column">
      <style:table-column-properties fo:break-before="auto" style:column-width="2.29cm"/>
    </style:style>
    <style:style style:name="co33" style:family="table-column">
      <style:table-column-properties fo:break-before="auto" style:column-width="2.328cm"/>
    </style:style>
    <style:style style:name="co34" style:family="table-column">
      <style:table-column-properties fo:break-before="auto" style:column-width="4.852cm"/>
    </style:style>
    <style:style style:name="co35" style:family="table-column">
      <style:table-column-properties fo:break-before="auto" style:column-width="6.018cm"/>
    </style:style>
    <style:style style:name="co36" style:family="table-column">
      <style:table-column-properties fo:break-before="auto" style:column-width="5.808cm"/>
    </style:style>
    <style:style style:name="co37" style:family="table-column">
      <style:table-column-properties fo:break-before="auto" style:column-width="3.99cm"/>
    </style:style>
    <style:style style:name="co38" style:family="table-column">
      <style:table-column-properties fo:break-before="auto" style:column-width="5.835cm"/>
    </style:style>
    <style:style style:name="co39" style:family="table-column">
      <style:table-column-properties fo:break-before="auto" style:column-width="4.63cm"/>
    </style:style>
    <style:style style:name="co40" style:family="table-column">
      <style:table-column-properties fo:break-before="auto" style:column-width="4.382cm"/>
    </style:style>
    <style:style style:name="co41" style:family="table-column">
      <style:table-column-properties fo:break-before="auto" style:column-width="5.128cm"/>
    </style:style>
    <style:style style:name="co42" style:family="table-column">
      <style:table-column-properties fo:break-before="auto" style:column-width="2.302cm"/>
    </style:style>
    <style:style style:name="co43" style:family="table-column">
      <style:table-column-properties fo:break-before="auto" style:column-width="6.004cm"/>
    </style:style>
    <style:style style:name="co44" style:family="table-column">
      <style:table-column-properties fo:break-before="auto" style:column-width="8.137cm"/>
    </style:style>
    <style:style style:name="co45" style:family="table-column">
      <style:table-column-properties fo:break-before="auto" style:column-width="1.976cm"/>
    </style:style>
    <style:style style:name="co46" style:family="table-column">
      <style:table-column-properties fo:break-before="auto" style:column-width="4.71cm"/>
    </style:style>
    <style:style style:name="co47" style:family="table-column">
      <style:table-column-properties fo:break-before="auto" style:column-width="4.644cm"/>
    </style:style>
    <style:style style:name="co48" style:family="table-column">
      <style:table-column-properties fo:break-before="auto" style:column-width="2.341cm"/>
    </style:style>
    <style:style style:name="co49" style:family="table-column">
      <style:table-column-properties fo:break-before="auto" style:column-width="3.258cm"/>
    </style:style>
    <style:style style:name="co50" style:family="table-column">
      <style:table-column-properties fo:break-before="auto" style:column-width="3.113cm"/>
    </style:style>
    <style:style style:name="co51" style:family="table-column">
      <style:table-column-properties fo:break-before="auto" style:column-width="4.618cm"/>
    </style:style>
    <style:style style:name="co52" style:family="table-column">
      <style:table-column-properties fo:break-before="auto" style:column-width="3.048cm"/>
    </style:style>
    <style:style style:name="co53" style:family="table-column">
      <style:table-column-properties fo:break-before="auto" style:column-width="6.135cm"/>
    </style:style>
    <style:style style:name="co54" style:family="table-column">
      <style:table-column-properties fo:break-before="auto" style:column-width="6.057cm"/>
    </style:style>
    <style:style style:name="co55" style:family="table-column">
      <style:table-column-properties fo:break-before="auto" style:column-width="6.031cm"/>
    </style:style>
    <style:style style:name="co56" style:family="table-column">
      <style:table-column-properties fo:break-before="auto" style:column-width="5.533cm"/>
    </style:style>
    <style:style style:name="co57" style:family="table-column">
      <style:table-column-properties fo:break-before="auto" style:column-width="5.69cm"/>
    </style:style>
    <style:style style:name="co58" style:family="table-column">
      <style:table-column-properties fo:break-before="auto" style:column-width="5.219cm"/>
    </style:style>
    <style:style style:name="co59" style:family="table-column">
      <style:table-column-properties fo:break-before="auto" style:column-width="2.42cm"/>
    </style:style>
    <style:style style:name="co60" style:family="table-column">
      <style:table-column-properties fo:break-before="auto" style:column-width="3.519cm"/>
    </style:style>
    <style:style style:name="co61" style:family="table-column">
      <style:table-column-properties fo:break-before="auto" style:column-width="2.08cm"/>
    </style:style>
    <style:style style:name="co62" style:family="table-column">
      <style:table-column-properties fo:break-before="auto" style:column-width="2.314cm"/>
    </style:style>
    <style:style style:name="co63" style:family="table-column">
      <style:table-column-properties fo:break-before="auto" style:column-width="2.577cm"/>
    </style:style>
    <style:style style:name="co64" style:family="table-column">
      <style:table-column-properties fo:break-before="auto" style:column-width="3.126cm"/>
    </style:style>
    <style:style style:name="co65" style:family="table-column">
      <style:table-column-properties fo:break-before="auto" style:column-width="4.277cm"/>
    </style:style>
    <style:style style:name="co66" style:family="table-column">
      <style:table-column-properties fo:break-before="auto" style:column-width="5.965cm"/>
    </style:style>
    <style:style style:name="co67" style:family="table-column">
      <style:table-column-properties fo:break-before="auto" style:column-width="4.828cm"/>
    </style:style>
    <style:style style:name="co68" style:family="table-column">
      <style:table-column-properties fo:break-before="auto" style:column-width="5.193cm"/>
    </style:style>
    <style:style style:name="co69" style:family="table-column">
      <style:table-column-properties fo:break-before="auto" style:column-width="5.325cm"/>
    </style:style>
    <style:style style:name="co70" style:family="table-column">
      <style:table-column-properties fo:break-before="auto" style:column-width="2.184cm"/>
    </style:style>
    <style:style style:name="co71" style:family="table-column">
      <style:table-column-properties fo:break-before="auto" style:column-width="2.21cm"/>
    </style:style>
    <style:style style:name="co72" style:family="table-column">
      <style:table-column-properties fo:break-before="auto" style:column-width="5.821cm"/>
    </style:style>
    <style:style style:name="co73" style:family="table-column">
      <style:table-column-properties fo:break-before="auto" style:column-width="5.796cm"/>
    </style:style>
    <style:style style:name="co74" style:family="table-column">
      <style:table-column-properties fo:break-before="auto" style:column-width="4.094cm"/>
    </style:style>
    <style:style style:name="co75" style:family="table-column">
      <style:table-column-properties fo:break-before="auto" style:column-width="2.133cm"/>
    </style:style>
    <style:style style:name="co76" style:family="table-column">
      <style:table-column-properties fo:break-before="auto" style:column-width="2.942cm"/>
    </style:style>
    <style:style style:name="co77" style:family="table-column">
      <style:table-column-properties fo:break-before="auto" style:column-width="5.782cm"/>
    </style:style>
    <style:style style:name="co78" style:family="table-column">
      <style:table-column-properties fo:break-before="auto" style:column-width="4.043cm"/>
    </style:style>
    <style:style style:name="co79" style:family="table-column">
      <style:table-column-properties fo:break-before="auto" style:column-width="4.016cm"/>
    </style:style>
    <style:style style:name="co80" style:family="table-column">
      <style:table-column-properties fo:break-before="auto" style:column-width="5.874cm"/>
    </style:style>
    <style:style style:name="co81" style:family="table-column">
      <style:table-column-properties fo:break-before="auto" style:column-width="5.429cm"/>
    </style:style>
    <style:style style:name="co82" style:family="table-column">
      <style:table-column-properties fo:break-before="auto" style:column-width="5.586cm"/>
    </style:style>
    <style:style style:name="co83" style:family="table-column">
      <style:table-column-properties fo:break-before="auto" style:column-width="5.992cm"/>
    </style:style>
    <style:style style:name="co84" style:family="table-column">
      <style:table-column-properties fo:break-before="auto" style:column-width="4.879cm"/>
    </style:style>
    <style:style style:name="co85" style:family="table-column">
      <style:table-column-properties fo:break-before="auto" style:column-width="1.949cm"/>
    </style:style>
    <style:style style:name="co86" style:family="table-column">
      <style:table-column-properties fo:break-before="auto" style:column-width="4.12cm"/>
    </style:style>
    <style:style style:name="co87" style:family="table-column">
      <style:table-column-properties fo:break-before="auto" style:column-width="2.237cm"/>
    </style:style>
    <style:style style:name="co88" style:family="table-column">
      <style:table-column-properties fo:break-before="auto" style:column-width="2.249cm"/>
    </style:style>
    <style:style style:name="co89" style:family="table-column">
      <style:table-column-properties fo:break-before="auto" style:column-width="2.067cm"/>
    </style:style>
    <style:style style:name="co90" style:family="table-column">
      <style:table-column-properties fo:break-before="auto" style:column-width="2.616cm"/>
    </style:style>
    <style:style style:name="co91" style:family="table-column">
      <style:table-column-properties fo:break-before="auto" style:column-width="2.917cm"/>
    </style:style>
    <style:style style:name="co92" style:family="table-column">
      <style:table-column-properties fo:break-before="auto" style:column-width="14.314cm"/>
    </style:style>
    <style:style style:name="co93" style:family="table-column">
      <style:table-column-properties fo:break-before="auto" style:column-width="10.021cm"/>
    </style:style>
    <style:style style:name="co94" style:family="table-column">
      <style:table-column-properties fo:break-before="auto" style:column-width="5.9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80" fo:border="none"/>
    </style:style>
    <style:style style:name="odfdo_auto_2" style:family="table-cell" style:parent-style-name="Default">
      <style:table-cell-properties fo:background-color="#0000ad" fo:border="none"/>
    </style:style>
    <style:style style:name="odfdo_auto_3" style:family="table-cell" style:parent-style-name="Default">
      <style:table-cell-properties fo:background-color="#0000df" fo:border="none"/>
    </style:style>
    <style:style style:name="odfdo_auto_4" style:family="table-cell" style:parent-style-name="Default">
      <style:table-cell-properties fo:background-color="#0000ff" fo:border="none"/>
    </style:style>
    <style:style style:name="odfdo_auto_5" style:family="table-cell" style:parent-style-name="Default">
      <style:table-cell-properties fo:background-color="#0028ff" fo:border="none"/>
    </style:style>
    <style:style style:name="odfdo_auto_6" style:family="table-cell" style:parent-style-name="Default">
      <style:table-cell-properties fo:background-color="#0054ff" fo:border="none"/>
    </style:style>
    <style:style style:name="odfdo_auto_7" style:family="table-cell" style:parent-style-name="Default">
      <style:table-cell-properties fo:background-color="#0081ff" fo:border="none"/>
    </style:style>
    <style:style style:name="odfdo_auto_8" style:family="table-cell" style:parent-style-name="Default">
      <style:table-cell-properties fo:background-color="#00a9ff" fo:border="none"/>
    </style:style>
    <style:style style:name="odfdo_auto_9" style:family="table-cell" style:parent-style-name="Default">
      <style:table-cell-properties fo:background-color="#00d5ff" fo:border="none"/>
    </style:style>
    <style:style style:name="odfdo_auto_10" style:family="table-cell" style:parent-style-name="Default">
      <style:table-cell-properties fo:background-color="#15ffe1" fo:border="none"/>
    </style:style>
    <style:style style:name="odfdo_auto_11" style:family="table-cell" style:parent-style-name="Default">
      <style:table-cell-properties fo:background-color="#36ffc1" fo:border="none"/>
    </style:style>
    <style:style style:name="odfdo_auto_12" style:family="table-cell" style:parent-style-name="Default">
      <style:table-cell-properties fo:background-color="#59ff9d" fo:border="none"/>
    </style:style>
    <style:style style:name="odfdo_auto_13" style:family="table-cell" style:parent-style-name="Default">
      <style:table-cell-properties fo:background-color="#7dff7a" fo:border="none"/>
    </style:style>
    <style:style style:name="odfdo_auto_14" style:family="table-cell" style:parent-style-name="Default">
      <style:table-cell-properties fo:background-color="#9dff59" fo:border="none"/>
    </style:style>
    <style:style style:name="odfdo_auto_15" style:family="table-cell" style:parent-style-name="Default">
      <style:table-cell-properties fo:background-color="#c1ff36" fo:border="none"/>
    </style:style>
    <style:style style:name="odfdo_auto_16" style:family="table-cell" style:parent-style-name="Default">
      <style:table-cell-properties fo:background-color="#e5ff12" fo:border="none"/>
    </style:style>
    <style:style style:name="odfdo_auto_17" style:family="table-cell" style:parent-style-name="Default">
      <style:table-cell-properties fo:background-color="#ffe600" fo:border="none"/>
    </style:style>
    <style:style style:name="odfdo_auto_18" style:family="table-cell" style:parent-style-name="Default">
      <style:table-cell-properties fo:background-color="#ffbd00" fo:border="none"/>
    </style:style>
    <style:style style:name="odfdo_auto_19" style:family="table-cell" style:parent-style-name="Default">
      <style:table-cell-properties fo:background-color="#ff9400" fo:border="none"/>
    </style:style>
    <style:style style:name="odfdo_auto_20" style:family="table-cell" style:parent-style-name="Default">
      <style:table-cell-properties fo:background-color="#ff6f00" fo:border="none"/>
    </style:style>
    <style:style style:name="odfdo_auto_21" style:family="table-cell" style:parent-style-name="Default">
      <style:table-cell-properties fo:background-color="#ff4600" fo:border="none"/>
    </style:style>
    <style:style style:name="odfdo_auto_22" style:family="table-cell" style:parent-style-name="Default">
      <style:table-cell-properties fo:background-color="#ff1d00" fo:border="none"/>
    </style:style>
    <style:style style:name="odfdo_auto_23" style:family="table-cell" style:parent-style-name="Default">
      <style:table-cell-properties fo:background-color="#df0000" fo:border="none"/>
    </style:style>
    <style:style style:name="odfdo_auto_24" style:family="table-cell" style:parent-style-name="Default">
      <style:table-cell-properties fo:background-color="#ad0000" fo:border="none"/>
    </style:style>
    <style:style style:name="odfdo_auto_25" style:family="table-cell" style:parent-style-name="Default">
      <style:table-cell-properties fo:background-color="#0c0787" fo:border="none"/>
    </style:style>
    <style:style style:name="odfdo_auto_29" style:family="table-cell" style:parent-style-name="Default">
      <style:table-cell-properties fo:background-color="#4b02a1" fo:border="none"/>
    </style:style>
    <style:style style:name="odfdo_auto_34" style:family="table-cell" style:parent-style-name="Default">
      <style:table-cell-properties fo:background-color="#8606a7" fo:border="none"/>
    </style:style>
    <style:style style:name="odfdo_auto_55" style:family="table-cell" style:parent-style-name="Default">
      <style:table-cell-properties fo:border="none"/>
      <style:text-properties fo:color="#ff0000"/>
    </style:style>
    <style:style style:name="odfdo_auto_27" style:family="table-cell" style:parent-style-name="Default">
      <style:table-cell-properties fo:background-color="#2f0496" fo:border="none"/>
    </style:style>
    <style:style style:name="odfdo_auto_28" style:family="table-cell" style:parent-style-name="Default">
      <style:table-cell-properties fo:background-color="#3d039c" fo:border="none"/>
    </style:style>
    <style:style style:name="odfdo_auto_32" style:family="table-cell" style:parent-style-name="Default">
      <style:table-cell-properties fo:background-color="#6f00a8" fo:border="none"/>
    </style:style>
    <style:style style:name="odfdo_auto_33" style:family="table-cell" style:parent-style-name="Default">
      <style:table-cell-properties fo:background-color="#7b02a8" fo:border="none"/>
    </style:style>
    <style:style style:name="odfdo_auto_35" style:family="table-cell" style:parent-style-name="Default">
      <style:table-cell-properties fo:background-color="#910ea3" fo:border="none"/>
    </style:style>
    <style:style style:name="odfdo_auto_30" style:family="table-cell" style:parent-style-name="Default">
      <style:table-cell-properties fo:background-color="#5601a4" fo:border="none"/>
    </style:style>
    <style:style style:name="odfdo_auto_31" style:family="table-cell" style:parent-style-name="Default">
      <style:table-cell-properties fo:background-color="#6300a7" fo:border="none"/>
    </style:style>
    <style:style style:name="odfdo_auto_26" style:family="table-cell" style:parent-style-name="Default">
      <style:table-cell-properties fo:background-color="#1f058f" fo:border="none"/>
    </style:style>
    <style:style style:name="odfdo_auto_36" style:family="table-cell" style:parent-style-name="Default">
      <style:table-cell-properties fo:background-color="#9c179e" fo:border="none"/>
    </style:style>
    <style:style style:name="odfdo_auto_37" style:family="table-cell" style:parent-style-name="Default">
      <style:table-cell-properties fo:background-color="#a62098" fo:border="none"/>
    </style:style>
    <style:style style:name="odfdo_auto_38" style:family="table-cell" style:parent-style-name="Default">
      <style:table-cell-properties fo:background-color="#af2892" fo:border="none"/>
    </style:style>
    <style:style style:name="odfdo_auto_39" style:family="table-cell" style:parent-style-name="Default">
      <style:table-cell-properties fo:background-color="#b8318a" fo:border="none"/>
    </style:style>
    <style:style style:name="odfdo_auto_40" style:family="table-cell" style:parent-style-name="Default">
      <style:table-cell-properties fo:background-color="#c03a83" fo:border="none"/>
    </style:style>
    <style:style style:name="odfdo_auto_42" style:family="table-cell" style:parent-style-name="Default">
      <style:table-cell-properties fo:background-color="#cf4b75" fo:border="none"/>
    </style:style>
    <style:style style:name="odfdo_auto_46" style:family="table-cell" style:parent-style-name="Default">
      <style:table-cell-properties fo:background-color="#e86f5a" fo:border="none"/>
    </style:style>
    <style:style style:name="odfdo_auto_44" style:family="table-cell" style:parent-style-name="Default">
      <style:table-cell-properties fo:background-color="#dc5d67" fo:border="none"/>
    </style:style>
    <style:style style:name="odfdo_auto_45" style:family="table-cell" style:parent-style-name="Default">
      <style:table-cell-properties fo:background-color="#e36660" fo:border="none"/>
    </style:style>
    <style:style style:name="odfdo_auto_43" style:family="table-cell" style:parent-style-name="Default">
      <style:table-cell-properties fo:background-color="#d6546e" fo:border="none"/>
    </style:style>
    <style:style style:name="odfdo_auto_41" style:family="table-cell" style:parent-style-name="Default">
      <style:table-cell-properties fo:background-color="#c8437b" fo:border="none"/>
    </style:style>
    <style:style style:name="odfdo_auto_47" style:family="table-cell" style:parent-style-name="Default">
      <style:table-cell-properties fo:background-color="#ed7953" fo:border="none"/>
    </style:style>
    <style:style style:name="odfdo_auto_48" style:family="table-cell" style:parent-style-name="Default">
      <style:table-cell-properties fo:background-color="#f2834c" fo:border="none"/>
    </style:style>
    <style:style style:name="odfdo_auto_49" style:family="table-cell" style:parent-style-name="Default">
      <style:table-cell-properties fo:background-color="#f68d45" fo:border="none"/>
    </style:style>
    <style:style style:name="odfdo_auto_51" style:family="table-cell" style:parent-style-name="Default">
      <style:table-cell-properties fo:background-color="#fca238" fo:border="none"/>
    </style:style>
    <style:style style:name="odfdo_auto_52" style:family="table-cell" style:parent-style-name="Default">
      <style:table-cell-properties fo:background-color="#fdae31" fo:border="none"/>
    </style:style>
    <style:style style:name="odfdo_auto_50" style:family="table-cell" style:parent-style-name="Default">
      <style:table-cell-properties fo:background-color="#f9973f" fo:border="none"/>
    </style:style>
    <style:style style:name="odfdo_auto_53" style:family="table-cell" style:parent-style-name="Default">
      <style:table-cell-properties fo:background-color="#feba2b" fo:border="none"/>
    </style:style>
  </office:automatic-styles>
  <office:body>
    <office:spreadsheet>
      <table:table table:name="bessel_J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odfdo_auto_34"/>
        <table:table-column table:style-name="co3" table:default-cell-style-name="odfdo_auto_7"/>
        <table:table-column table:style-name="co3" table:default-cell-style-name="odfdo_auto_3"/>
        <table:table-column table:style-name="co2" table:default-cell-style-name="odfdo_auto_26"/>
        <table:table-column table:style-name="co4" table:default-cell-style-name="odfdo_auto_55"/>
        <table:table-column table:style-name="co2" table:default-cell-style-name="odfdo_auto_26"/>
        <table:table-column table:style-name="co5" table:default-cell-style-name="odfdo_auto_7"/>
        <table:table-column table:style-name="co3" table:number-columns-repeated="2" table:default-cell-style-name="odfdo_auto_26"/>
        <table:table-column table:style-name="co3" table:default-cell-style-name="odfdo_auto_27"/>
        <table:table-column table:style-name="co3" table:default-cell-style-name="odfdo_auto_28"/>
        <table:table-column table:style-name="co6" table:default-cell-style-name="odfdo_auto_26"/>
        <table:table-column table:style-name="co7" table:default-cell-style-name="odfdo_auto_7"/>
        <table:table-column table:style-name="co3" table:number-columns-repeated="2" table:default-cell-style-name="odfdo_auto_7"/>
        <table:table-column table:style-name="co5" table:default-cell-style-name="odfdo_auto_7"/>
        <table:table-column table:style-name="co8" table:default-cell-style-name="odfdo_auto_7"/>
        <table:table-column table:style-name="co3" table:default-cell-style-name="odfdo_auto_18"/>
        <table:table-column table:style-name="co3" table:default-cell-style-name="odfdo_auto_19"/>
        <table:table-column table:style-name="co9" table:default-cell-style-name="odfdo_auto_7"/>
        <table:table-column table:style-name="co10" table:default-cell-style-name="odfdo_auto_7"/>
        <table:table-column table:style-name="co11" table:number-columns-repeated="3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bessel_J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style-name="odfdo_auto_25" office:value-type="string" calcext:value-type="string">
            <text:p>Expression | 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Integer | 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5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Integer | 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3" table:style-name="odfdo_auto_35" office:value-type="string" calcext:value-type="string">
            <text:p>Expression | RuntimeError</text:p>
          </table:table-cell>
          <table:table-cell table:style-name="Default" table:number-columns-repeated="16359"/>
        </table:table-row>
        <table:table-row table:style-name="ro1">
          <table:table-cell table:number-columns-repeated="2"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Integer | 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Integer | 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1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Integer | 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style-name="odfdo_auto_36" office:value-type="string" calcext:value-type="string">
            <text:p>Expression | Integer | RealNumber</text:p>
          </table:table-cell>
          <table:table-cell table:style-name="odfdo_auto_37" office:value-type="string" calcext:value-type="string">
            <text:p>Expression | Integer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table:style-name="odfdo_auto_7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number-columns-repeated="2"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32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number-columns-repeated="2"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office:value-type="string" calcext:value-type="string">
            <text:p>Integer | Expression</text:p>
          </table:table-cell>
          <table:table-cell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number-columns-repeated="2" table:style-name="odfdo_auto_26" office:value-type="string" calcext:value-type="string">
            <text:p>Expression | Integer</text:p>
          </table:table-cell>
          <table:table-cell office:value-type="string" calcext:value-type="string">
            <text:p>Expression | Intege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Integer | Expression</text:p>
          </table:table-cell>
          <table:table-cell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number-columns-repeated="2" table:style-name="odfdo_auto_26" office:value-type="string" calcext:value-type="string">
            <text:p>Expression | Integer</text:p>
          </table:table-cell>
          <table:table-cell office:value-type="string" calcext:value-type="string">
            <text:p>Expression | Intege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office:value-type="string" calcext:value-type="string">
            <text:p>Integer | Expression</text:p>
          </table:table-cell>
          <table:table-cell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number-columns-repeated="2" table:style-name="odfdo_auto_26" office:value-type="string" calcext:value-type="string">
            <text:p>Expression | Integer</text:p>
          </table:table-cell>
          <table:table-cell office:value-type="string" calcext:value-type="string">
            <text:p>Expression | Intege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office:value-type="string" calcext:value-type="string">
            <text:p>Integer | Expression</text:p>
          </table:table-cell>
          <table:table-cell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number-columns-repeated="2" table:style-name="odfdo_auto_26" office:value-type="string" calcext:value-type="string">
            <text:p>Expression | Integer</text:p>
          </table:table-cell>
          <table:table-cell office:value-type="string" calcext:value-type="string">
            <text:p>Expression | Intege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style-name="odfdo_auto_35" office:value-type="string" calcext:value-type="string">
            <text:p>Expression | RuntimeError</text:p>
          </table:table-cell>
          <table:table-cell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style-name="odfdo_auto_35" office:value-type="string" calcext:value-type="string">
            <text:p>Expression | RuntimeError</text:p>
          </table:table-cell>
          <table:table-cell office:value-type="string" calcext:value-type="string">
            <text:p>TypeError</text:p>
          </table:table-cell>
          <table:table-cell table:style-name="odfdo_auto_35" office:value-type="string" calcext:value-type="string">
            <text:p>Expression | RuntimeError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35" office:value-type="string" calcext:value-type="string">
            <text:p>Expression | RuntimeErro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bessel_Y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odfdo_auto_7"/>
        <table:table-column table:style-name="co15" table:default-cell-style-name="odfdo_auto_7"/>
        <table:table-column table:style-name="co16" table:default-cell-style-name="odfdo_auto_3"/>
        <table:table-column table:style-name="co17" table:default-cell-style-name="odfdo_auto_7"/>
        <table:table-column table:style-name="co4" table:default-cell-style-name="odfdo_auto_55"/>
        <table:table-column table:style-name="co18" table:default-cell-style-name="odfdo_auto_7"/>
        <table:table-column table:style-name="co5" table:default-cell-style-name="odfdo_auto_7"/>
        <table:table-column table:style-name="co19" table:default-cell-style-name="odfdo_auto_7"/>
        <table:table-column table:style-name="co20" table:default-cell-style-name="odfdo_auto_7"/>
        <table:table-column table:style-name="co21" table:default-cell-style-name="odfdo_auto_27"/>
        <table:table-column table:style-name="co22" table:default-cell-style-name="odfdo_auto_28"/>
        <table:table-column table:style-name="co23" table:default-cell-style-name="odfdo_auto_7"/>
        <table:table-column table:style-name="co24" table:default-cell-style-name="odfdo_auto_7"/>
        <table:table-column table:style-name="co25" table:default-cell-style-name="odfdo_auto_7"/>
        <table:table-column table:style-name="co26" table:default-cell-style-name="odfdo_auto_7"/>
        <table:table-column table:style-name="co5" table:default-cell-style-name="odfdo_auto_7"/>
        <table:table-column table:style-name="co27" table:default-cell-style-name="odfdo_auto_7"/>
        <table:table-column table:style-name="co28" table:default-cell-style-name="odfdo_auto_18"/>
        <table:table-column table:style-name="co29" table:default-cell-style-name="odfdo_auto_19"/>
        <table:table-column table:style-name="co9" table:default-cell-style-name="odfdo_auto_7"/>
        <table:table-column table:style-name="co30" table:default-cell-style-name="odfdo_auto_7"/>
        <table:table-column table:style-name="co31" table:default-cell-style-name="odfdo_auto_7"/>
        <table:table-column table:style-name="co32" table:default-cell-style-name="odfdo_auto_7"/>
        <table:table-column table:style-name="co33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bessel_Y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5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3" table:style-name="odfdo_auto_35" office:value-type="string" calcext:value-type="string">
            <text:p>Expression | RuntimeError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style-name="odfdo_auto_38" office:value-type="string" calcext:value-type="string">
            <text:p>Expression | complex | PolynomialRing_field_with_category.element_class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9" office:value-type="string" calcext:value-type="string">
            <text:p>Expression | ComplexDoubleElement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style-name="odfdo_auto_38" office:value-type="string" calcext:value-type="string">
            <text:p>Expression | complex | PolynomialRing_field_with_category.element_class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9" office:value-type="string" calcext:value-type="string">
            <text:p>Expression | ComplexDoubleElement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1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number-columns-repeated="2"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32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number-columns-repeated="2"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style-name="odfdo_auto_35" office:value-type="string" calcext:value-type="string">
            <text:p>Expression | RuntimeError</text:p>
          </table:table-cell>
          <table:table-cell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style-name="odfdo_auto_35" office:value-type="string" calcext:value-type="string">
            <text:p>Expression | RuntimeError</text:p>
          </table:table-cell>
          <table:table-cell office:value-type="string" calcext:value-type="string">
            <text:p>TypeError</text:p>
          </table:table-cell>
          <table:table-cell table:style-name="odfdo_auto_35" office:value-type="string" calcext:value-type="string">
            <text:p>Expression | RuntimeError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35" office:value-type="string" calcext:value-type="string">
            <text:p>Expression | RuntimeErro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bessel_I" table:style-name="ta1">
        <office:forms form:automatic-focus="false" form:apply-design-mode="false"/>
        <table:table-column table:style-name="co34" table:default-cell-style-name="Default"/>
        <table:table-column table:style-name="co2" table:default-cell-style-name="odfdo_auto_34"/>
        <table:table-column table:style-name="co3" table:default-cell-style-name="odfdo_auto_7"/>
        <table:table-column table:style-name="co3" table:default-cell-style-name="odfdo_auto_3"/>
        <table:table-column table:style-name="co2" table:default-cell-style-name="odfdo_auto_26"/>
        <table:table-column table:style-name="co4" table:default-cell-style-name="odfdo_auto_55"/>
        <table:table-column table:style-name="co2" table:default-cell-style-name="odfdo_auto_26"/>
        <table:table-column table:style-name="co5" table:default-cell-style-name="odfdo_auto_7"/>
        <table:table-column table:style-name="co3" table:number-columns-repeated="2" table:default-cell-style-name="odfdo_auto_26"/>
        <table:table-column table:style-name="co3" table:default-cell-style-name="odfdo_auto_27"/>
        <table:table-column table:style-name="co3" table:default-cell-style-name="odfdo_auto_28"/>
        <table:table-column table:style-name="co6" table:default-cell-style-name="odfdo_auto_26"/>
        <table:table-column table:style-name="co7" table:default-cell-style-name="odfdo_auto_7"/>
        <table:table-column table:style-name="co3" table:number-columns-repeated="2" table:default-cell-style-name="odfdo_auto_7"/>
        <table:table-column table:style-name="co5" table:default-cell-style-name="odfdo_auto_7"/>
        <table:table-column table:style-name="co8" table:default-cell-style-name="odfdo_auto_7"/>
        <table:table-column table:style-name="co3" table:default-cell-style-name="odfdo_auto_18"/>
        <table:table-column table:style-name="co3" table:default-cell-style-name="odfdo_auto_19"/>
        <table:table-column table:style-name="co9" table:default-cell-style-name="odfdo_auto_7"/>
        <table:table-column table:style-name="co10" table:default-cell-style-name="odfdo_auto_7"/>
        <table:table-column table:style-name="co11" table:number-columns-repeated="3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bessel_I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style-name="odfdo_auto_25" office:value-type="string" calcext:value-type="string">
            <text:p>Expression | int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Integer | 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5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Integer | 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3" table:style-name="odfdo_auto_35" office:value-type="string" calcext:value-type="string">
            <text:p>Expression | RuntimeError</text:p>
          </table:table-cell>
          <table:table-cell table:style-name="Default" table:number-columns-repeated="16359"/>
        </table:table-row>
        <table:table-row table:style-name="ro1">
          <table:table-cell table:number-columns-repeated="2"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Integer | 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Integer | 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1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Integer | 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style-name="odfdo_auto_36" office:value-type="string" calcext:value-type="string">
            <text:p>Expression | Integer | RealNumber</text:p>
          </table:table-cell>
          <table:table-cell table:style-name="odfdo_auto_37" office:value-type="string" calcext:value-type="string">
            <text:p>Expression | Integer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table:style-name="odfdo_auto_7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number-columns-repeated="2"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32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number-columns-repeated="2"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office:value-type="string" calcext:value-type="string">
            <text:p>Integer | Expression</text:p>
          </table:table-cell>
          <table:table-cell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number-columns-repeated="2" table:style-name="odfdo_auto_26" office:value-type="string" calcext:value-type="string">
            <text:p>Expression | Integer</text:p>
          </table:table-cell>
          <table:table-cell office:value-type="string" calcext:value-type="string">
            <text:p>Expression | Intege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Integer | Expression</text:p>
          </table:table-cell>
          <table:table-cell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number-columns-repeated="2" table:style-name="odfdo_auto_26" office:value-type="string" calcext:value-type="string">
            <text:p>Expression | Integer</text:p>
          </table:table-cell>
          <table:table-cell office:value-type="string" calcext:value-type="string">
            <text:p>Expression | Intege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office:value-type="string" calcext:value-type="string">
            <text:p>Integer | Expression</text:p>
          </table:table-cell>
          <table:table-cell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number-columns-repeated="2" table:style-name="odfdo_auto_26" office:value-type="string" calcext:value-type="string">
            <text:p>Expression | Integer</text:p>
          </table:table-cell>
          <table:table-cell office:value-type="string" calcext:value-type="string">
            <text:p>Expression | Intege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office:value-type="string" calcext:value-type="string">
            <text:p>Integer | Expression</text:p>
          </table:table-cell>
          <table:table-cell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number-columns-repeated="2" table:style-name="odfdo_auto_26" office:value-type="string" calcext:value-type="string">
            <text:p>Expression | Integer</text:p>
          </table:table-cell>
          <table:table-cell office:value-type="string" calcext:value-type="string">
            <text:p>Expression | Intege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style-name="odfdo_auto_35" office:value-type="string" calcext:value-type="string">
            <text:p>Expression | RuntimeError</text:p>
          </table:table-cell>
          <table:table-cell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style-name="odfdo_auto_35" office:value-type="string" calcext:value-type="string">
            <text:p>Expression | RuntimeError</text:p>
          </table:table-cell>
          <table:table-cell office:value-type="string" calcext:value-type="string">
            <text:p>TypeError</text:p>
          </table:table-cell>
          <table:table-cell table:style-name="odfdo_auto_35" office:value-type="string" calcext:value-type="string">
            <text:p>Expression | RuntimeError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35" office:value-type="string" calcext:value-type="string">
            <text:p>Expression | RuntimeErro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bessel_K" table:style-name="ta1">
        <office:forms form:automatic-focus="false" form:apply-design-mode="false"/>
        <table:table-column table:style-name="co13" table:default-cell-style-name="Default"/>
        <table:table-column table:style-name="co35" table:default-cell-style-name="odfdo_auto_7"/>
        <table:table-column table:style-name="co36" table:default-cell-style-name="odfdo_auto_7"/>
        <table:table-column table:style-name="co37" table:default-cell-style-name="odfdo_auto_3"/>
        <table:table-column table:style-name="co18" table:default-cell-style-name="odfdo_auto_7"/>
        <table:table-column table:style-name="co4" table:default-cell-style-name="odfdo_auto_55"/>
        <table:table-column table:style-name="co38" table:default-cell-style-name="odfdo_auto_7"/>
        <table:table-column table:style-name="co5" table:default-cell-style-name="odfdo_auto_7"/>
        <table:table-column table:style-name="co39" table:default-cell-style-name="odfdo_auto_7"/>
        <table:table-column table:style-name="co40" table:default-cell-style-name="odfdo_auto_7"/>
        <table:table-column table:style-name="co6" table:default-cell-style-name="odfdo_auto_27"/>
        <table:table-column table:style-name="co41" table:default-cell-style-name="odfdo_auto_28"/>
        <table:table-column table:style-name="co32" table:default-cell-style-name="odfdo_auto_7"/>
        <table:table-column table:style-name="co42" table:default-cell-style-name="odfdo_auto_7"/>
        <table:table-column table:style-name="co43" table:default-cell-style-name="odfdo_auto_7"/>
        <table:table-column table:style-name="co44" table:default-cell-style-name="odfdo_auto_7"/>
        <table:table-column table:style-name="co5" table:default-cell-style-name="odfdo_auto_7"/>
        <table:table-column table:style-name="co45" table:default-cell-style-name="odfdo_auto_7"/>
        <table:table-column table:style-name="co46" table:default-cell-style-name="odfdo_auto_18"/>
        <table:table-column table:style-name="co47" table:default-cell-style-name="odfdo_auto_19"/>
        <table:table-column table:style-name="co9" table:default-cell-style-name="odfdo_auto_7"/>
        <table:table-column table:style-name="co48" table:default-cell-style-name="odfdo_auto_7"/>
        <table:table-column table:style-name="co49" table:default-cell-style-name="odfdo_auto_7"/>
        <table:table-column table:style-name="co50" table:default-cell-style-name="odfdo_auto_7"/>
        <table:table-column table:style-name="co51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bessel_K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5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4" office:value-type="string" calcext:value-type="string">
            <text:p>Integer | Expression</text:p>
          </table:table-cell>
          <table:table-cell table:number-columns-repeated="2" table:style-name="odfdo_auto_35" office:value-type="string" calcext:value-type="string">
            <text:p>Expression | RuntimeError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style-name="odfdo_auto_38" office:value-type="string" calcext:value-type="string">
            <text:p>Expression | complex | PolynomialRing_field_with_category.element_class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9" office:value-type="string" calcext:value-type="string">
            <text:p>Expression | ComplexDoubleElement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style-name="odfdo_auto_38" office:value-type="string" calcext:value-type="string">
            <text:p>Expression | complex | PolynomialRing_field_with_category.element_class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9" office:value-type="string" calcext:value-type="string">
            <text:p>Expression | ComplexDoubleElement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table:style-name="odfdo_auto_40" office:value-type="string" calcext:value-type="string">
            <text:p>Expression | RealNumber | ComplexNumber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40" office:value-type="string" calcext:value-type="string">
            <text:p>Expression | RealNumber | ComplexNumber</text:p>
          </table:table-cell>
          <table:table-cell office:value-type="string" calcext:value-type="string">
            <text:p>TypeError</text:p>
          </table:table-cell>
          <table:table-cell table:style-name="odfdo_auto_40" office:value-type="string" calcext:value-type="string">
            <text:p>Expression | RealNumber | Complex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1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number-columns-repeated="2"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32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number-columns-repeated="2"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style-name="odfdo_auto_35" office:value-type="string" calcext:value-type="string">
            <text:p>Expression | RuntimeError</text:p>
          </table:table-cell>
          <table:table-cell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style-name="odfdo_auto_35" office:value-type="string" calcext:value-type="string">
            <text:p>Expression | RuntimeError</text:p>
          </table:table-cell>
          <table:table-cell office:value-type="string" calcext:value-type="string">
            <text:p>TypeError</text:p>
          </table:table-cell>
          <table:table-cell table:style-name="odfdo_auto_35" office:value-type="string" calcext:value-type="string">
            <text:p>Expression | RuntimeError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35" office:value-type="string" calcext:value-type="string">
            <text:p>Expression | RuntimeErro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struve_H" table:style-name="ta1">
        <office:forms form:automatic-focus="false" form:apply-design-mode="false"/>
        <table:table-column table:style-name="co52" table:default-cell-style-name="Default"/>
        <table:table-column table:style-name="co25" table:default-cell-style-name="odfdo_auto_34"/>
        <table:table-column table:style-name="co53" table:default-cell-style-name="odfdo_auto_55"/>
        <table:table-column table:style-name="co16" table:default-cell-style-name="odfdo_auto_3"/>
        <table:table-column table:style-name="co54" table:default-cell-style-name="odfdo_auto_26"/>
        <table:table-column table:style-name="co4" table:default-cell-style-name="odfdo_auto_55"/>
        <table:table-column table:style-name="co55" table:default-cell-style-name="odfdo_auto_26"/>
        <table:table-column table:style-name="co5" table:default-cell-style-name="odfdo_auto_7"/>
        <table:table-column table:style-name="co22" table:default-cell-style-name="odfdo_auto_26"/>
        <table:table-column table:style-name="co56" table:default-cell-style-name="odfdo_auto_26"/>
        <table:table-column table:style-name="co57" table:default-cell-style-name="odfdo_auto_27"/>
        <table:table-column table:style-name="co58" table:default-cell-style-name="odfdo_auto_28"/>
        <table:table-column table:style-name="co48" table:default-cell-style-name="odfdo_auto_26"/>
        <table:table-column table:style-name="co59" table:default-cell-style-name="odfdo_auto_7"/>
        <table:table-column table:style-name="co15" table:default-cell-style-name="odfdo_auto_7"/>
        <table:table-column table:style-name="co54" table:default-cell-style-name="odfdo_auto_7"/>
        <table:table-column table:style-name="co5" table:default-cell-style-name="odfdo_auto_7"/>
        <table:table-column table:style-name="co27" table:default-cell-style-name="odfdo_auto_7"/>
        <table:table-column table:style-name="co60" table:default-cell-style-name="odfdo_auto_18"/>
        <table:table-column table:style-name="co37" table:default-cell-style-name="odfdo_auto_19"/>
        <table:table-column table:style-name="co9" table:default-cell-style-name="odfdo_auto_7"/>
        <table:table-column table:style-name="co61" table:default-cell-style-name="odfdo_auto_7"/>
        <table:table-column table:style-name="co32" table:default-cell-style-name="odfdo_auto_7"/>
        <table:table-column table:style-name="co62" table:default-cell-style-name="odfdo_auto_7"/>
        <table:table-column table:style-name="co63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struve_H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style-name="odfdo_auto_25" office:value-type="string" calcext:value-type="string">
            <text:p>Expression | 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55" office:value-type="string" calcext:value-type="string">
            <text:p>TypeError</text:p>
          </table:table-cell>
          <table:table-cell table:number-columns-repeated="4" table:style-name="odfdo_auto_41" office:value-type="string" calcext:value-type="string">
            <text:p>TypeError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table:style-name="odfdo_auto_55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Integer | 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style-name="odfdo_auto_5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5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table:style-name="odfdo_auto_42" office:value-type="string" calcext:value-type="string">
            <text:p>Integer | Rational | 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43" office:value-type="string" calcext:value-type="string">
            <text:p>Expression | Rational | Integer</text:p>
          </table:table-cell>
          <table:table-cell office:value-type="string" calcext:value-type="string">
            <text:p>TypeError</text:p>
          </table:table-cell>
          <table:table-cell table:style-name="odfdo_auto_43" office:value-type="string" calcext:value-type="string">
            <text:p>Expression | Rational | Integ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43" office:value-type="string" calcext:value-type="string">
            <text:p>Expression | Rational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style-name="odfdo_auto_43" office:value-type="string" calcext:value-type="string">
            <text:p>Expression | Rational | Integer</text:p>
          </table:table-cell>
          <table:table-cell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3" table:style-name="odfdo_auto_35" office:value-type="string" calcext:value-type="string">
            <text:p>Expression | RuntimeError</text:p>
          </table:table-cell>
          <table:table-cell table:style-name="Default" table:number-columns-repeated="16359"/>
        </table:table-row>
        <table:table-row table:style-name="ro1">
          <table:table-cell table:number-columns-repeated="2" table:style-name="odfdo_auto_7" office:value-type="string" calcext:value-type="string">
            <text:p>Expression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Integer | Expression</text:p>
          </table:table-cell>
          <table:table-cell table:number-columns-repeated="2" table:style-name="odfdo_auto_44" office:value-type="string" calcext:value-type="string">
            <text:p>AttributeError | PolynomialRing_field_with_category.element_class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Integer | Expression</text:p>
          </table:table-cell>
          <table:table-cell table:number-columns-repeated="2" table:style-name="odfdo_auto_44" office:value-type="string" calcext:value-type="string">
            <text:p>AttributeError | PolynomialRing_field_with_category.element_class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45" office:value-type="string" calcext:value-type="string">
            <text:p>AttributeError | PolynomialRealDense</text:p>
          </table:table-cell>
          <table:table-cell table:style-name="odfdo_auto_44" office:value-type="string" calcext:value-type="string">
            <text:p>AttributeError | PolynomialRing_field_with_category.element_class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1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44" office:value-type="string" calcext:value-type="string">
            <text:p>AttributeError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Integer | 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style-name="odfdo_auto_36" office:value-type="string" calcext:value-type="string">
            <text:p>Expression | Integer | RealNumber</text:p>
          </table:table-cell>
          <table:table-cell table:style-name="odfdo_auto_37" office:value-type="string" calcext:value-type="string">
            <text:p>Expression | Integer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Integer | 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number-columns-repeated="2"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32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number-columns-repeated="2"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office:value-type="string" calcext:value-type="string">
            <text:p>Integer | Expression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number-columns-repeated="2" table:style-name="odfdo_auto_26" office:value-type="string" calcext:value-type="string">
            <text:p>Expression | Integer</text:p>
          </table:table-cell>
          <table:table-cell office:value-type="string" calcext:value-type="string">
            <text:p>Expression | Intege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Integer | Expression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number-columns-repeated="2" table:style-name="odfdo_auto_26" office:value-type="string" calcext:value-type="string">
            <text:p>Expression | Integer</text:p>
          </table:table-cell>
          <table:table-cell office:value-type="string" calcext:value-type="string">
            <text:p>Expression | Intege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style-name="odfdo_auto_46" office:value-type="string" calcext:value-type="string">
            <text:p>Integer | TypeError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table:style-name="odfdo_auto_46" office:value-type="string" calcext:value-type="string">
            <text:p>Integer | TypeError</text:p>
          </table:table-cell>
          <table:table-cell office:value-type="string" calcext:value-type="string">
            <text:p>TypeError</text:p>
          </table:table-cell>
          <table:table-cell table:style-name="odfdo_auto_46" office:value-type="string" calcext:value-type="string">
            <text:p>Integer | TypeError</text:p>
          </table:table-cell>
          <table:table-cell table:style-name="odfdo_auto_55" office:value-type="string" calcext:value-type="string">
            <text:p>TypeError</text:p>
          </table:table-cell>
          <table:table-cell table:number-columns-repeated="5" table:style-name="odfdo_auto_46" office:value-type="string" calcext:value-type="string">
            <text:p>Integer | TypeError</text:p>
          </table:table-cell>
          <table:table-cell table:number-columns-repeated="12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office:value-type="string" calcext:value-type="string">
            <text:p>Integer | Expression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number-columns-repeated="2" table:style-name="odfdo_auto_26" office:value-type="string" calcext:value-type="string">
            <text:p>Expression | Integer</text:p>
          </table:table-cell>
          <table:table-cell office:value-type="string" calcext:value-type="string">
            <text:p>Expression | Intege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style-name="odfdo_auto_55" office:value-type="string" calcext:value-type="string">
            <text:p>RuntimeError | ValueError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table:style-name="odfdo_auto_55" office:value-type="string" calcext:value-type="string">
            <text:p>RuntimeError | ValueError</text:p>
          </table:table-cell>
          <table:table-cell office:value-type="string" calcext:value-type="string">
            <text:p>TypeError</text:p>
          </table:table-cell>
          <table:table-cell table:style-name="odfdo_auto_55" office:value-type="string" calcext:value-type="string">
            <text:p>RuntimeError | ValueError</text:p>
          </table:table-cell>
          <table:table-cell table:style-name="odfdo_auto_55" office:value-type="string" calcext:value-type="string">
            <text:p>ValueError</text:p>
          </table:table-cell>
          <table:table-cell table:number-columns-repeated="5" table:style-name="odfdo_auto_55" office:value-type="string" calcext:value-type="string">
            <text:p>RuntimeError | ValueError</text:p>
          </table:table-cell>
          <table:table-cell table:number-columns-repeated="12" table:style-name="odfdo_auto_55" office:value-type="string" calcext:value-type="string">
            <text:p>ValueError</text:p>
          </table:table-cell>
          <table:table-cell table:style-name="Default" table:number-columns-repeated="16359"/>
        </table:table-row>
      </table:table>
      <table:table table:name="struve_L" table:style-name="ta1">
        <office:forms form:automatic-focus="false" form:apply-design-mode="false"/>
        <table:table-column table:style-name="co64" table:default-cell-style-name="Default"/>
        <table:table-column table:style-name="co25" table:default-cell-style-name="odfdo_auto_34"/>
        <table:table-column table:style-name="co14" table:default-cell-style-name="odfdo_auto_55"/>
        <table:table-column table:style-name="co65" table:default-cell-style-name="odfdo_auto_3"/>
        <table:table-column table:style-name="co66" table:default-cell-style-name="odfdo_auto_26"/>
        <table:table-column table:style-name="co4" table:default-cell-style-name="odfdo_auto_55"/>
        <table:table-column table:style-name="co18" table:default-cell-style-name="odfdo_auto_26"/>
        <table:table-column table:style-name="co5" table:default-cell-style-name="odfdo_auto_7"/>
        <table:table-column table:style-name="co67" table:default-cell-style-name="odfdo_auto_26"/>
        <table:table-column table:style-name="co68" table:default-cell-style-name="odfdo_auto_26"/>
        <table:table-column table:style-name="co69" table:default-cell-style-name="odfdo_auto_27"/>
        <table:table-column table:style-name="co20" table:default-cell-style-name="odfdo_auto_28"/>
        <table:table-column table:style-name="co70" table:default-cell-style-name="odfdo_auto_26"/>
        <table:table-column table:style-name="co71" table:default-cell-style-name="odfdo_auto_7"/>
        <table:table-column table:style-name="co72" table:default-cell-style-name="odfdo_auto_7"/>
        <table:table-column table:style-name="co73" table:default-cell-style-name="odfdo_auto_7"/>
        <table:table-column table:style-name="co5" table:default-cell-style-name="odfdo_auto_7"/>
        <table:table-column table:style-name="co9" table:default-cell-style-name="odfdo_auto_7"/>
        <table:table-column table:style-name="co28" table:default-cell-style-name="odfdo_auto_18"/>
        <table:table-column table:style-name="co74" table:default-cell-style-name="odfdo_auto_19"/>
        <table:table-column table:style-name="co9" table:default-cell-style-name="odfdo_auto_7"/>
        <table:table-column table:style-name="co75" table:default-cell-style-name="odfdo_auto_7"/>
        <table:table-column table:style-name="co59" table:default-cell-style-name="odfdo_auto_7"/>
        <table:table-column table:style-name="co62" table:default-cell-style-name="odfdo_auto_7"/>
        <table:table-column table:style-name="co23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struve_L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style-name="odfdo_auto_25" office:value-type="string" calcext:value-type="string">
            <text:p>Expression | 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55" office:value-type="string" calcext:value-type="string">
            <text:p>TypeError</text:p>
          </table:table-cell>
          <table:table-cell table:number-columns-repeated="4" table:style-name="odfdo_auto_41" office:value-type="string" calcext:value-type="string">
            <text:p>TypeError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table:style-name="odfdo_auto_55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Integer | 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style-name="odfdo_auto_5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5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table:style-name="odfdo_auto_42" office:value-type="string" calcext:value-type="string">
            <text:p>Integer | Rational | 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43" office:value-type="string" calcext:value-type="string">
            <text:p>Expression | Rational | Integer</text:p>
          </table:table-cell>
          <table:table-cell office:value-type="string" calcext:value-type="string">
            <text:p>TypeError</text:p>
          </table:table-cell>
          <table:table-cell table:style-name="odfdo_auto_43" office:value-type="string" calcext:value-type="string">
            <text:p>Expression | Rational | Integ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43" office:value-type="string" calcext:value-type="string">
            <text:p>Expression | Rational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style-name="odfdo_auto_43" office:value-type="string" calcext:value-type="string">
            <text:p>Expression | Rational | Integer</text:p>
          </table:table-cell>
          <table:table-cell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3" table:style-name="odfdo_auto_35" office:value-type="string" calcext:value-type="string">
            <text:p>Expression | RuntimeError</text:p>
          </table:table-cell>
          <table:table-cell table:style-name="Default" table:number-columns-repeated="16359"/>
        </table:table-row>
        <table:table-row table:style-name="ro1">
          <table:table-cell table:number-columns-repeated="2" table:style-name="odfdo_auto_7" office:value-type="string" calcext:value-type="string">
            <text:p>Expression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Integer | Expression</text:p>
          </table:table-cell>
          <table:table-cell table:number-columns-repeated="2" table:style-name="odfdo_auto_44" office:value-type="string" calcext:value-type="string">
            <text:p>AttributeError | PolynomialRing_field_with_category.element_class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Integer | Expression</text:p>
          </table:table-cell>
          <table:table-cell table:number-columns-repeated="2" table:style-name="odfdo_auto_44" office:value-type="string" calcext:value-type="string">
            <text:p>AttributeError | PolynomialRing_field_with_category.element_class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45" office:value-type="string" calcext:value-type="string">
            <text:p>AttributeError | PolynomialRealDense</text:p>
          </table:table-cell>
          <table:table-cell table:style-name="odfdo_auto_44" office:value-type="string" calcext:value-type="string">
            <text:p>AttributeError | PolynomialRing_field_with_category.element_class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1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44" office:value-type="string" calcext:value-type="string">
            <text:p>AttributeError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Integer | 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style-name="odfdo_auto_36" office:value-type="string" calcext:value-type="string">
            <text:p>Expression | Integer | RealNumber</text:p>
          </table:table-cell>
          <table:table-cell table:style-name="odfdo_auto_37" office:value-type="string" calcext:value-type="string">
            <text:p>Expression | Integer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Integer | 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number-columns-repeated="2"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32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number-columns-repeated="2"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office:value-type="string" calcext:value-type="string">
            <text:p>Integer | Expression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number-columns-repeated="2" table:style-name="odfdo_auto_26" office:value-type="string" calcext:value-type="string">
            <text:p>Expression | Integer</text:p>
          </table:table-cell>
          <table:table-cell office:value-type="string" calcext:value-type="string">
            <text:p>Expression | Intege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Integer | Expression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number-columns-repeated="2" table:style-name="odfdo_auto_26" office:value-type="string" calcext:value-type="string">
            <text:p>Expression | Integer</text:p>
          </table:table-cell>
          <table:table-cell office:value-type="string" calcext:value-type="string">
            <text:p>Expression | Intege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style-name="odfdo_auto_46" office:value-type="string" calcext:value-type="string">
            <text:p>Integer | TypeError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table:style-name="odfdo_auto_46" office:value-type="string" calcext:value-type="string">
            <text:p>Integer | TypeError</text:p>
          </table:table-cell>
          <table:table-cell office:value-type="string" calcext:value-type="string">
            <text:p>TypeError</text:p>
          </table:table-cell>
          <table:table-cell table:style-name="odfdo_auto_46" office:value-type="string" calcext:value-type="string">
            <text:p>Integer | TypeError</text:p>
          </table:table-cell>
          <table:table-cell table:style-name="odfdo_auto_55" office:value-type="string" calcext:value-type="string">
            <text:p>TypeError</text:p>
          </table:table-cell>
          <table:table-cell table:number-columns-repeated="5" table:style-name="odfdo_auto_46" office:value-type="string" calcext:value-type="string">
            <text:p>Integer | TypeError</text:p>
          </table:table-cell>
          <table:table-cell table:number-columns-repeated="12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office:value-type="string" calcext:value-type="string">
            <text:p>Integer | Expression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number-columns-repeated="2" table:style-name="odfdo_auto_26" office:value-type="string" calcext:value-type="string">
            <text:p>Expression | Integer</text:p>
          </table:table-cell>
          <table:table-cell office:value-type="string" calcext:value-type="string">
            <text:p>Expression | Intege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style-name="odfdo_auto_55" office:value-type="string" calcext:value-type="string">
            <text:p>RuntimeError | ValueError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table:style-name="odfdo_auto_55" office:value-type="string" calcext:value-type="string">
            <text:p>RuntimeError | ValueError</text:p>
          </table:table-cell>
          <table:table-cell office:value-type="string" calcext:value-type="string">
            <text:p>TypeError</text:p>
          </table:table-cell>
          <table:table-cell table:style-name="odfdo_auto_55" office:value-type="string" calcext:value-type="string">
            <text:p>RuntimeError | ValueError</text:p>
          </table:table-cell>
          <table:table-cell table:style-name="odfdo_auto_55" office:value-type="string" calcext:value-type="string">
            <text:p>ValueError</text:p>
          </table:table-cell>
          <table:table-cell table:number-columns-repeated="5" table:style-name="odfdo_auto_55" office:value-type="string" calcext:value-type="string">
            <text:p>RuntimeError | ValueError</text:p>
          </table:table-cell>
          <table:table-cell table:number-columns-repeated="12" table:style-name="odfdo_auto_55" office:value-type="string" calcext:value-type="string">
            <text:p>ValueError</text:p>
          </table:table-cell>
          <table:table-cell table:style-name="Default" table:number-columns-repeated="16359"/>
        </table:table-row>
      </table:table>
      <table:table table:name="hankel1" table:style-name="ta1">
        <office:forms form:automatic-focus="false" form:apply-design-mode="false"/>
        <table:table-column table:style-name="co76" table:default-cell-style-name="Default"/>
        <table:table-column table:style-name="co77" table:default-cell-style-name="odfdo_auto_7"/>
        <table:table-column table:style-name="co78" table:default-cell-style-name="odfdo_auto_7"/>
        <table:table-column table:style-name="co78" table:default-cell-style-name="odfdo_auto_3"/>
        <table:table-column table:style-name="co79" table:default-cell-style-name="odfdo_auto_7"/>
        <table:table-column table:style-name="co4" table:default-cell-style-name="odfdo_auto_55"/>
        <table:table-column table:style-name="co80" table:default-cell-style-name="odfdo_auto_7"/>
        <table:table-column table:style-name="co5" table:default-cell-style-name="odfdo_auto_7"/>
        <table:table-column table:style-name="co81" table:default-cell-style-name="odfdo_auto_7"/>
        <table:table-column table:style-name="co82" table:default-cell-style-name="odfdo_auto_7"/>
        <table:table-column table:style-name="co83" table:default-cell-style-name="odfdo_auto_28"/>
        <table:table-column table:style-name="co84" table:default-cell-style-name="odfdo_auto_28"/>
        <table:table-column table:style-name="co85" table:default-cell-style-name="odfdo_auto_7"/>
        <table:table-column table:style-name="co9" table:default-cell-style-name="odfdo_auto_7"/>
        <table:table-column table:style-name="co79" table:default-cell-style-name="odfdo_auto_18"/>
        <table:table-column table:style-name="co86" table:default-cell-style-name="odfdo_auto_19"/>
        <table:table-column table:style-name="co5" table:default-cell-style-name="odfdo_auto_7"/>
        <table:table-column table:style-name="co87" table:default-cell-style-name="odfdo_auto_7"/>
        <table:table-column table:style-name="co74" table:default-cell-style-name="odfdo_auto_18"/>
        <table:table-column table:style-name="co28" table:default-cell-style-name="odfdo_auto_19"/>
        <table:table-column table:style-name="co9" table:default-cell-style-name="odfdo_auto_7"/>
        <table:table-column table:style-name="co88" table:default-cell-style-name="odfdo_auto_7"/>
        <table:table-column table:style-name="co5" table:default-cell-style-name="odfdo_auto_7"/>
        <table:table-column table:style-name="co89" table:default-cell-style-name="odfdo_auto_7"/>
        <table:table-column table:style-name="co90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hankel1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style-name="odfdo_auto_29" office:value-type="string" calcext:value-type="string">
            <text:p>complex | float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8" office:value-type="string" calcext:value-type="string">
            <text:p>Expression | complex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9" office:value-type="string" calcext:value-type="string">
            <text:p>complex | float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5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40" office:value-type="string" calcext:value-type="string">
            <text:p>Expression | RealNumber | Complex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table:style-name="odfdo_auto_28" office:value-type="string" calcext:value-type="string">
            <text:p>Expression | ComplexNumber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1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9" office:value-type="string" calcext:value-type="string">
            <text:p>Expression | ComplexDoubleElement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2"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3"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hankel2" table:style-name="ta1">
        <office:forms form:automatic-focus="false" form:apply-design-mode="false"/>
        <table:table-column table:style-name="co91" table:default-cell-style-name="Default"/>
        <table:table-column table:style-name="co2" table:default-cell-style-name="odfdo_auto_7"/>
        <table:table-column table:style-name="co3" table:default-cell-style-name="odfdo_auto_7"/>
        <table:table-column table:style-name="co3" table:default-cell-style-name="odfdo_auto_3"/>
        <table:table-column table:style-name="co2" table:default-cell-style-name="odfdo_auto_7"/>
        <table:table-column table:style-name="co4" table:default-cell-style-name="odfdo_auto_55"/>
        <table:table-column table:style-name="co2" table:default-cell-style-name="odfdo_auto_7"/>
        <table:table-column table:style-name="co5" table:default-cell-style-name="odfdo_auto_7"/>
        <table:table-column table:style-name="co92" table:number-columns-repeated="2" table:default-cell-style-name="odfdo_auto_7"/>
        <table:table-column table:style-name="co3" table:number-columns-repeated="2" table:default-cell-style-name="odfdo_auto_28"/>
        <table:table-column table:style-name="co2" table:default-cell-style-name="odfdo_auto_7"/>
        <table:table-column table:style-name="co7" table:default-cell-style-name="odfdo_auto_7"/>
        <table:table-column table:style-name="co3" table:default-cell-style-name="odfdo_auto_18"/>
        <table:table-column table:style-name="co3" table:default-cell-style-name="odfdo_auto_19"/>
        <table:table-column table:style-name="co5" table:default-cell-style-name="odfdo_auto_7"/>
        <table:table-column table:style-name="co8" table:default-cell-style-name="odfdo_auto_7"/>
        <table:table-column table:style-name="co3" table:default-cell-style-name="odfdo_auto_18"/>
        <table:table-column table:style-name="co3" table:default-cell-style-name="odfdo_auto_19"/>
        <table:table-column table:style-name="co9" table:default-cell-style-name="odfdo_auto_7"/>
        <table:table-column table:style-name="co10" table:default-cell-style-name="odfdo_auto_7"/>
        <table:table-column table:style-name="co5" table:default-cell-style-name="odfdo_auto_7"/>
        <table:table-column table:style-name="co89" table:default-cell-style-name="odfdo_auto_7"/>
        <table:table-column table:style-name="co90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hankel2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style-name="odfdo_auto_29" office:value-type="string" calcext:value-type="string">
            <text:p>complex | float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8" office:value-type="string" calcext:value-type="string">
            <text:p>Expression | complex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9" office:value-type="string" calcext:value-type="string">
            <text:p>complex | float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5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40" office:value-type="string" calcext:value-type="string">
            <text:p>Expression | RealNumber | Complex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table:style-name="odfdo_auto_28" office:value-type="string" calcext:value-type="string">
            <text:p>Expression | ComplexNumber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1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9" office:value-type="string" calcext:value-type="string">
            <text:p>Expression | ComplexDoubleElement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2"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3"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spherical_bessel_J" table:style-name="ta1">
        <office:forms form:automatic-focus="false" form:apply-design-mode="false"/>
        <table:table-column table:style-name="co26" table:default-cell-style-name="Default"/>
        <table:table-column table:style-name="co93" table:default-cell-style-name="odfdo_auto_7"/>
        <table:table-column table:style-name="co3" table:default-cell-style-name="odfdo_auto_7"/>
        <table:table-column table:style-name="co3" table:default-cell-style-name="odfdo_auto_3"/>
        <table:table-column table:style-name="co93" table:default-cell-style-name="odfdo_auto_7"/>
        <table:table-column table:style-name="co4" table:default-cell-style-name="odfdo_auto_55"/>
        <table:table-column table:style-name="co93" table:default-cell-style-name="odfdo_auto_7"/>
        <table:table-column table:style-name="co5" table:default-cell-style-name="odfdo_auto_7"/>
        <table:table-column table:style-name="co3" table:number-columns-repeated="3" table:default-cell-style-name="odfdo_auto_7"/>
        <table:table-column table:style-name="co3" table:default-cell-style-name="odfdo_auto_28"/>
        <table:table-column table:style-name="co94" table:default-cell-style-name="odfdo_auto_7"/>
        <table:table-column table:style-name="co7" table:default-cell-style-name="odfdo_auto_7"/>
        <table:table-column table:style-name="co3" table:number-columns-repeated="2" table:default-cell-style-name="odfdo_auto_7"/>
        <table:table-column table:style-name="co5" table:default-cell-style-name="odfdo_auto_7"/>
        <table:table-column table:style-name="co8" table:default-cell-style-name="odfdo_auto_7"/>
        <table:table-column table:style-name="co3" table:default-cell-style-name="odfdo_auto_18"/>
        <table:table-column table:style-name="co3" table:default-cell-style-name="odfdo_auto_19"/>
        <table:table-column table:style-name="co9" table:default-cell-style-name="odfdo_auto_7"/>
        <table:table-column table:style-name="co10" table:default-cell-style-name="odfdo_auto_7"/>
        <table:table-column table:style-name="co5" table:default-cell-style-name="odfdo_auto_7"/>
        <table:table-column table:style-name="co89" table:default-cell-style-name="odfdo_auto_7"/>
        <table:table-column table:style-name="co90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spherical_bessel_J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style-name="odfdo_auto_49" office:value-type="string" calcext:value-type="string">
            <text:p>Expression | complex | float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49" office:value-type="string" calcext:value-type="string">
            <text:p>Expression | complex | float</text:p>
          </table:table-cell>
          <table:table-cell office:value-type="string" calcext:value-type="string">
            <text:p>TypeError</text:p>
          </table:table-cell>
          <table:table-cell table:style-name="odfdo_auto_49" office:value-type="string" calcext:value-type="string">
            <text:p>Expression | 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50" office:value-type="string" calcext:value-type="string">
            <text:p>Expression | 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47" office:value-type="string" calcext:value-type="string">
            <text:p>Expression | complex</text:p>
          </table:table-cell>
          <table:table-cell office:value-type="string" calcext:value-type="string">
            <text:p>TypeError</text:p>
          </table:table-cell>
          <table:table-cell table:style-name="odfdo_auto_47" office:value-type="string" calcext:value-type="string">
            <text:p>Expression | 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style-name="odfdo_auto_47" office:value-type="string" calcext:value-type="string">
            <text:p>Expression | complex</text:p>
          </table:table-cell>
          <table:table-cell table:number-columns-repeated="3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5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1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style-name="odfdo_auto_40" office:value-type="string" calcext:value-type="string">
            <text:p>Expression | RealNumber | ComplexNumber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40" office:value-type="string" calcext:value-type="string">
            <text:p>Expression | RealNumber | ComplexNumber</text:p>
          </table:table-cell>
          <table:table-cell office:value-type="string" calcext:value-type="string">
            <text:p>TypeError</text:p>
          </table:table-cell>
          <table:table-cell table:style-name="odfdo_auto_40" office:value-type="string" calcext:value-type="string">
            <text:p>Expression | 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32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style-name="odfdo_auto_51" office:value-type="string" calcext:value-type="string">
            <text:p>Expression | ComplexDoubleElement | RealDoubleElement_gsl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52" office:value-type="string" calcext:value-type="string">
            <text:p>RealDoubleElement_gsl | ComplexDoubleElement | Expression</text:p>
          </table:table-cell>
          <table:table-cell office:value-type="string" calcext:value-type="string">
            <text:p>TypeError</text:p>
          </table:table-cell>
          <table:table-cell table:style-name="odfdo_auto_52" office:value-type="string" calcext:value-type="string">
            <text:p>RealDoubleElement_gsl | ComplexDoubleElement | 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53" office:value-type="string" calcext:value-type="string">
            <text:p>RealDoubleElement_gsl | Expression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8" office:value-type="string" calcext:value-type="string">
            <text:p>ComplexNumber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18" office:value-type="string" calcext:value-type="string">
            <text:p>ComplexNumbe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3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9" office:value-type="string" calcext:value-type="string">
            <text:p>ComplexDoubleElement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table:style-name="odfdo_auto_19" office:value-type="string" calcext:value-type="string">
            <text:p>ComplexDoubleElement</text:p>
          </table:table-cell>
          <table:table-cell table:style-name="odfdo_auto_48" office:value-type="string" calcext:value-type="string">
            <text:p>Expression | ComplexDoubleElement</text:p>
          </table:table-cell>
          <table:table-cell office:value-type="string" calcext:value-type="string">
            <text:p>TypeError</text:p>
          </table:table-cell>
          <table:table-cell table:style-name="odfdo_auto_48" office:value-type="string" calcext:value-type="string">
            <text:p>Expression | 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3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spherical_bessel_Y" table:style-name="ta1">
        <office:forms form:automatic-focus="false" form:apply-design-mode="false"/>
        <table:table-column table:style-name="co26" table:default-cell-style-name="Default"/>
        <table:table-column table:style-name="co93" table:default-cell-style-name="odfdo_auto_7"/>
        <table:table-column table:style-name="co3" table:default-cell-style-name="odfdo_auto_7"/>
        <table:table-column table:style-name="co3" table:default-cell-style-name="odfdo_auto_3"/>
        <table:table-column table:style-name="co93" table:default-cell-style-name="odfdo_auto_7"/>
        <table:table-column table:style-name="co4" table:default-cell-style-name="odfdo_auto_55"/>
        <table:table-column table:style-name="co93" table:default-cell-style-name="odfdo_auto_7"/>
        <table:table-column table:style-name="co5" table:default-cell-style-name="odfdo_auto_7"/>
        <table:table-column table:style-name="co3" table:number-columns-repeated="3" table:default-cell-style-name="odfdo_auto_7"/>
        <table:table-column table:style-name="co3" table:default-cell-style-name="odfdo_auto_28"/>
        <table:table-column table:style-name="co94" table:default-cell-style-name="odfdo_auto_7"/>
        <table:table-column table:style-name="co7" table:default-cell-style-name="odfdo_auto_7"/>
        <table:table-column table:style-name="co3" table:number-columns-repeated="2" table:default-cell-style-name="odfdo_auto_7"/>
        <table:table-column table:style-name="co5" table:default-cell-style-name="odfdo_auto_7"/>
        <table:table-column table:style-name="co8" table:default-cell-style-name="odfdo_auto_7"/>
        <table:table-column table:style-name="co3" table:default-cell-style-name="odfdo_auto_18"/>
        <table:table-column table:style-name="co3" table:default-cell-style-name="odfdo_auto_19"/>
        <table:table-column table:style-name="co9" table:default-cell-style-name="odfdo_auto_7"/>
        <table:table-column table:style-name="co10" table:default-cell-style-name="odfdo_auto_7"/>
        <table:table-column table:style-name="co5" table:default-cell-style-name="odfdo_auto_7"/>
        <table:table-column table:style-name="co89" table:default-cell-style-name="odfdo_auto_7"/>
        <table:table-column table:style-name="co90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spherical_bessel_Y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style-name="odfdo_auto_49" office:value-type="string" calcext:value-type="string">
            <text:p>Expression | complex | float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49" office:value-type="string" calcext:value-type="string">
            <text:p>Expression | complex | float</text:p>
          </table:table-cell>
          <table:table-cell office:value-type="string" calcext:value-type="string">
            <text:p>TypeError</text:p>
          </table:table-cell>
          <table:table-cell table:style-name="odfdo_auto_49" office:value-type="string" calcext:value-type="string">
            <text:p>Expression | 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50" office:value-type="string" calcext:value-type="string">
            <text:p>Expression | 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47" office:value-type="string" calcext:value-type="string">
            <text:p>Expression | complex</text:p>
          </table:table-cell>
          <table:table-cell office:value-type="string" calcext:value-type="string">
            <text:p>TypeError</text:p>
          </table:table-cell>
          <table:table-cell table:style-name="odfdo_auto_47" office:value-type="string" calcext:value-type="string">
            <text:p>Expression | 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style-name="odfdo_auto_47" office:value-type="string" calcext:value-type="string">
            <text:p>Expression | complex</text:p>
          </table:table-cell>
          <table:table-cell table:number-columns-repeated="3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5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1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style-name="odfdo_auto_40" office:value-type="string" calcext:value-type="string">
            <text:p>Expression | RealNumber | ComplexNumber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40" office:value-type="string" calcext:value-type="string">
            <text:p>Expression | RealNumber | ComplexNumber</text:p>
          </table:table-cell>
          <table:table-cell office:value-type="string" calcext:value-type="string">
            <text:p>TypeError</text:p>
          </table:table-cell>
          <table:table-cell table:style-name="odfdo_auto_40" office:value-type="string" calcext:value-type="string">
            <text:p>Expression | 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32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style-name="odfdo_auto_51" office:value-type="string" calcext:value-type="string">
            <text:p>Expression | ComplexDoubleElement | RealDoubleElement_gsl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52" office:value-type="string" calcext:value-type="string">
            <text:p>RealDoubleElement_gsl | ComplexDoubleElement | Expression</text:p>
          </table:table-cell>
          <table:table-cell office:value-type="string" calcext:value-type="string">
            <text:p>TypeError</text:p>
          </table:table-cell>
          <table:table-cell table:style-name="odfdo_auto_52" office:value-type="string" calcext:value-type="string">
            <text:p>RealDoubleElement_gsl | ComplexDoubleElement | 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53" office:value-type="string" calcext:value-type="string">
            <text:p>RealDoubleElement_gsl | Expression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8" office:value-type="string" calcext:value-type="string">
            <text:p>ComplexNumber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18" office:value-type="string" calcext:value-type="string">
            <text:p>ComplexNumbe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3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9" office:value-type="string" calcext:value-type="string">
            <text:p>ComplexDoubleElement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table:style-name="odfdo_auto_19" office:value-type="string" calcext:value-type="string">
            <text:p>ComplexDoubleElement</text:p>
          </table:table-cell>
          <table:table-cell table:style-name="odfdo_auto_48" office:value-type="string" calcext:value-type="string">
            <text:p>Expression | ComplexDoubleElement</text:p>
          </table:table-cell>
          <table:table-cell office:value-type="string" calcext:value-type="string">
            <text:p>TypeError</text:p>
          </table:table-cell>
          <table:table-cell table:style-name="odfdo_auto_48" office:value-type="string" calcext:value-type="string">
            <text:p>Expression | 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3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spherical_hankel1" table:style-name="ta1">
        <office:forms form:automatic-focus="false" form:apply-design-mode="false"/>
        <table:table-column table:style-name="co26" table:default-cell-style-name="Default"/>
        <table:table-column table:style-name="co94" table:default-cell-style-name="odfdo_auto_7"/>
        <table:table-column table:style-name="co3" table:default-cell-style-name="odfdo_auto_7"/>
        <table:table-column table:style-name="co3" table:default-cell-style-name="odfdo_auto_3"/>
        <table:table-column table:style-name="co94" table:default-cell-style-name="odfdo_auto_7"/>
        <table:table-column table:style-name="co4" table:default-cell-style-name="odfdo_auto_55"/>
        <table:table-column table:style-name="co93" table:default-cell-style-name="odfdo_auto_7"/>
        <table:table-column table:style-name="co5" table:default-cell-style-name="odfdo_auto_7"/>
        <table:table-column table:style-name="co3" table:number-columns-repeated="2" table:default-cell-style-name="odfdo_auto_7"/>
        <table:table-column table:style-name="co3" table:number-columns-repeated="2" table:default-cell-style-name="odfdo_auto_28"/>
        <table:table-column table:style-name="co94" table:default-cell-style-name="odfdo_auto_7"/>
        <table:table-column table:style-name="co7" table:default-cell-style-name="odfdo_auto_7"/>
        <table:table-column table:style-name="co3" table:default-cell-style-name="odfdo_auto_18"/>
        <table:table-column table:style-name="co3" table:default-cell-style-name="odfdo_auto_19"/>
        <table:table-column table:style-name="co5" table:default-cell-style-name="odfdo_auto_7"/>
        <table:table-column table:style-name="co8" table:default-cell-style-name="odfdo_auto_7"/>
        <table:table-column table:style-name="co3" table:default-cell-style-name="odfdo_auto_18"/>
        <table:table-column table:style-name="co3" table:default-cell-style-name="odfdo_auto_19"/>
        <table:table-column table:style-name="co9" table:default-cell-style-name="odfdo_auto_7"/>
        <table:table-column table:style-name="co10" table:default-cell-style-name="odfdo_auto_7"/>
        <table:table-column table:style-name="co5" table:default-cell-style-name="odfdo_auto_7"/>
        <table:table-column table:style-name="co89" table:default-cell-style-name="odfdo_auto_7"/>
        <table:table-column table:style-name="co90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spherical_hankel1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47" office:value-type="string" calcext:value-type="string">
            <text:p>Expression | complex</text:p>
          </table:table-cell>
          <table:table-cell office:value-type="string" calcext:value-type="string">
            <text:p>TypeError</text:p>
          </table:table-cell>
          <table:table-cell table:style-name="odfdo_auto_47" office:value-type="string" calcext:value-type="string">
            <text:p>Expression | complex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47" office:value-type="string" calcext:value-type="string">
            <text:p>Expression | complex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47" office:value-type="string" calcext:value-type="string">
            <text:p>Expression | complex</text:p>
          </table:table-cell>
          <table:table-cell office:value-type="string" calcext:value-type="string">
            <text:p>TypeError</text:p>
          </table:table-cell>
          <table:table-cell table:style-name="odfdo_auto_47" office:value-type="string" calcext:value-type="string">
            <text:p>Expression | 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style-name="odfdo_auto_47" office:value-type="string" calcext:value-type="string">
            <text:p>Expression | complex</text:p>
          </table:table-cell>
          <table:table-cell table:number-columns-repeated="3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5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table:style-name="odfdo_auto_28" office:value-type="string" calcext:value-type="string">
            <text:p>Expression | ComplexNumber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1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style-name="odfdo_auto_28" office:value-type="string" calcext:value-type="string">
            <text:p>Expression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table:style-name="odfdo_auto_48" office:value-type="string" calcext:value-type="string">
            <text:p>Expression | ComplexDoubleElement</text:p>
          </table:table-cell>
          <table:table-cell office:value-type="string" calcext:value-type="string">
            <text:p>TypeError</text:p>
          </table:table-cell>
          <table:table-cell table:style-name="odfdo_auto_51" office:value-type="string" calcext:value-type="string">
            <text:p>Expression | ComplexDoubleElement | RealDoubleElement_gsl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48" office:value-type="string" calcext:value-type="string">
            <text:p>Expression | ComplexDoubleElement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8" office:value-type="string" calcext:value-type="string">
            <text:p>ComplexNumber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18" office:value-type="string" calcext:value-type="string">
            <text:p>ComplexNumbe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9" office:value-type="string" calcext:value-type="string">
            <text:p>ComplexDoubleElement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table:style-name="odfdo_auto_19" office:value-type="string" calcext:value-type="string">
            <text:p>ComplexDoubleElement</text:p>
          </table:table-cell>
          <table:table-cell table:style-name="odfdo_auto_48" office:value-type="string" calcext:value-type="string">
            <text:p>Expression | ComplexDoubleElement</text:p>
          </table:table-cell>
          <table:table-cell office:value-type="string" calcext:value-type="string">
            <text:p>TypeError</text:p>
          </table:table-cell>
          <table:table-cell table:style-name="odfdo_auto_48" office:value-type="string" calcext:value-type="string">
            <text:p>Expression | 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spherical_hankel2" table:style-name="ta1">
        <office:forms form:automatic-focus="false" form:apply-design-mode="false"/>
        <table:table-column table:style-name="co26" table:default-cell-style-name="Default"/>
        <table:table-column table:style-name="co94" table:default-cell-style-name="odfdo_auto_7"/>
        <table:table-column table:style-name="co3" table:default-cell-style-name="odfdo_auto_7"/>
        <table:table-column table:style-name="co3" table:default-cell-style-name="odfdo_auto_3"/>
        <table:table-column table:style-name="co94" table:default-cell-style-name="odfdo_auto_7"/>
        <table:table-column table:style-name="co4" table:default-cell-style-name="odfdo_auto_55"/>
        <table:table-column table:style-name="co94" table:default-cell-style-name="odfdo_auto_7"/>
        <table:table-column table:style-name="co5" table:default-cell-style-name="odfdo_auto_7"/>
        <table:table-column table:style-name="co3" table:number-columns-repeated="2" table:default-cell-style-name="odfdo_auto_7"/>
        <table:table-column table:style-name="co3" table:number-columns-repeated="2" table:default-cell-style-name="odfdo_auto_28"/>
        <table:table-column table:style-name="co94" table:default-cell-style-name="odfdo_auto_7"/>
        <table:table-column table:style-name="co7" table:default-cell-style-name="odfdo_auto_7"/>
        <table:table-column table:style-name="co3" table:default-cell-style-name="odfdo_auto_18"/>
        <table:table-column table:style-name="co3" table:default-cell-style-name="odfdo_auto_19"/>
        <table:table-column table:style-name="co5" table:default-cell-style-name="odfdo_auto_7"/>
        <table:table-column table:style-name="co8" table:default-cell-style-name="odfdo_auto_7"/>
        <table:table-column table:style-name="co3" table:default-cell-style-name="odfdo_auto_18"/>
        <table:table-column table:style-name="co3" table:default-cell-style-name="odfdo_auto_19"/>
        <table:table-column table:style-name="co9" table:default-cell-style-name="odfdo_auto_7"/>
        <table:table-column table:style-name="co10" table:default-cell-style-name="odfdo_auto_7"/>
        <table:table-column table:style-name="co5" table:default-cell-style-name="odfdo_auto_7"/>
        <table:table-column table:style-name="co89" table:default-cell-style-name="odfdo_auto_7"/>
        <table:table-column table:style-name="co90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spherical_hankel2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47" office:value-type="string" calcext:value-type="string">
            <text:p>Expression | complex</text:p>
          </table:table-cell>
          <table:table-cell office:value-type="string" calcext:value-type="string">
            <text:p>TypeError</text:p>
          </table:table-cell>
          <table:table-cell table:style-name="odfdo_auto_47" office:value-type="string" calcext:value-type="string">
            <text:p>Expression | complex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47" office:value-type="string" calcext:value-type="string">
            <text:p>Expression | complex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47" office:value-type="string" calcext:value-type="string">
            <text:p>Expression | complex</text:p>
          </table:table-cell>
          <table:table-cell office:value-type="string" calcext:value-type="string">
            <text:p>TypeError</text:p>
          </table:table-cell>
          <table:table-cell table:style-name="odfdo_auto_47" office:value-type="string" calcext:value-type="string">
            <text:p>Expression | 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style-name="odfdo_auto_47" office:value-type="string" calcext:value-type="string">
            <text:p>Expression | complex</text:p>
          </table:table-cell>
          <table:table-cell table:number-columns-repeated="3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5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table:style-name="odfdo_auto_28" office:value-type="string" calcext:value-type="string">
            <text:p>Expression | ComplexNumber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1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style-name="odfdo_auto_28" office:value-type="string" calcext:value-type="string">
            <text:p>Expression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table:style-name="odfdo_auto_48" office:value-type="string" calcext:value-type="string">
            <text:p>Expression | ComplexDoubleElement</text:p>
          </table:table-cell>
          <table:table-cell office:value-type="string" calcext:value-type="string">
            <text:p>TypeError</text:p>
          </table:table-cell>
          <table:table-cell table:style-name="odfdo_auto_48" office:value-type="string" calcext:value-type="string">
            <text:p>Expression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48" office:value-type="string" calcext:value-type="string">
            <text:p>Expression | ComplexDoubleElement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8" office:value-type="string" calcext:value-type="string">
            <text:p>ComplexNumber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18" office:value-type="string" calcext:value-type="string">
            <text:p>ComplexNumbe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9" office:value-type="string" calcext:value-type="string">
            <text:p>ComplexDoubleElement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table:style-name="odfdo_auto_19" office:value-type="string" calcext:value-type="string">
            <text:p>ComplexDoubleElement</text:p>
          </table:table-cell>
          <table:table-cell table:style-name="odfdo_auto_48" office:value-type="string" calcext:value-type="string">
            <text:p>Expression | ComplexDoubleElement</text:p>
          </table:table-cell>
          <table:table-cell office:value-type="string" calcext:value-type="string">
            <text:p>TypeError</text:p>
          </table:table-cell>
          <table:table-cell table:style-name="odfdo_auto_48" office:value-type="string" calcext:value-type="string">
            <text:p>Expression | 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思源黑体" svg:font-family="思源黑体" style:font-family-generic="system" style:font-pitch="variable"/>
    <style:font-face style:name="思源黑体 传统" svg:font-family="'思源黑体 传统'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思源宋体" style:font-family-generic-asian="system" style:font-pitch-asian="variable" style:font-size-asian="12pt" style:language-asian="zxx" style:country-asian="none" style:font-family-complex="'思源黑体 传统'" style:font-family-generic-complex="system" style:font-pitch-complex="variable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pitch-asian="variable" style:font-size-asian="10pt" style:font-name-complex="DejaVu Sans" style:font-family-complex="'DejaVu Sans'" style:font-pitch-complex="variable" style:font-size-complex="10pt"/>
    </style:style>
    <number:number-style style:name="N0">
      <number:number number:min-integer-digits="1"/>
    </number:number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1">0000/00/00</text:date>, <text:time style:data-style-name="N2" text:time-value="22:00:54.401356759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  <meta:creation-date>2024-01-27T17:50:09.541334147</meta:creation-date>
    <dc:language>fr-FR</dc:language>
    <meta:editing-cycles>1</meta:editing-cycles>
    <meta:editing-duration>P0D</meta:editing-duration>
    <meta:document-statistic meta:table-count="12" meta:cell-count="7500" meta:object-count="0"/>
    <meta:user-defined meta:name="Info 1"/>
    <meta:user-defined meta:name="Info 2"/>
    <meta:user-defined meta:name="Info 3"/>
    <meta:user-defined meta:name="Info 4"/>
  </office:meta>
</office:document-meta>
</file>